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7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0.0945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table:style-name="ce9" office:value-type="string" calcext:value-type="string">
            <text:p>hs_age_year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ge at clinical assessment</text:p>
          </table:table-cell>
          <table:table-cell table:style-name="ce9" table:number-columns-repeated="3"/>
          <table:table-cell table:style-name="ce9" office:value-type="string" calcext:value-type="string">
            <text:p>years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2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x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4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10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5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25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6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table:style-name="ce9" office:value-type="string" calcext:value-type="string">
            <text:p>h_b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breastfeeding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ever, ever</text:p>
          </table:table-cell>
          <table:table-cell table:style-name="ce9" table:number-columns-repeated="2"/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w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th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fast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isits a fast food restaurant/take awa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org_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organic food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readymad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a ready-made supermarket meal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ish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ish and seafood (hs_canfish+hs_oilyfish+hs_whfish+hs_seafood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v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vegetables (hs_cookveg+hs_rawveg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ruit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ruits (hs_canfruit+hs_dryfruit+hs_freshjuice+hs_fruits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cotinine_c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tini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microg / g</text:p>
          </table:table-cell>
          <table:table-cell table:style-name="ce9" office:value-type="string" calcext:value-type="string">
            <text:p>cotinine</text:p>
          </table:table-cell>
          <table:table-cell table:style-name="ce9" office:value-type="string" calcext:value-type="string">
            <text:p>biomark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tob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ich of the following best describes your consumption of tobacco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smk_parent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moking status of parents (both)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either, one, both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globalex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Global exposure of the child to ETS (4 categories)</text:p>
          </table:table-cell>
          <table:table-cell table:style-name="ce9" office:value-type="string" calcext:value-type="string">
            <text:p>1,2,3,4</text:p>
          </table:table-cell>
          <table:table-cell table:style-name="ce9" office:value-type="string" calcext:value-type="string">
            <text:p>no exposure, exposure only outside, exposure only inside, exposure inside and outsid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ohort</text:p>
          </table:table-cell>
          <table:table-cell table:style-name="ce9" office:value-type="string" calcext:value-type="string">
            <text:p>h_cohort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Cohort name</text:p>
          </table:table-cell>
          <table:table-cell table:style-name="ce9" table:number-columns-repeated="4"/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OUTDOOR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nois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noise, Some noise, Noisy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healthc_tday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health on day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rmal, Health problem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rest_nth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rested the night befor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Yes, Not as well as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mood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ood of the child in the last few day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Usual, Not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table:style-name="ce9" office:value-type="string" calcext:value-type="string">
            <text:p>h_ethnicity_c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Which is the ethnicity of the child?</text:p>
          </table:table-cell>
          <table:table-cell table:number-columns-repeated="2" table:style-name="ce9" office:value-type="string" calcext:value-type="string">
            <text:p>African, Asian, Caucasian, Native_American, Other, Pakistani, White_not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table:style-name="ce9" office:value-type="string" calcext:value-type="string">
            <text:p>h_ethnicity_m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string" calcext:value-type="string">
            <text:p>Which is the ethnicity of the mother?</text:p>
          </table:table-cell>
          <table:table-cell table:style-name="ce9" office:value-type="string" calcext:value-type="string">
            <text:p>1,2,3,4,5,6,7</text:p>
          </table:table-cell>
          <table:table-cell table:style-name="ce9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am_ca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Does your family have a car?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, Yes, Yes two or more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c_roo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Does your child have his / her own room?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shares with parents / caregiver, No shares with sibling(s), Yes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wrk_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at is your current employment status?</text:p>
          </table:table-cell>
          <table:table-cell table:style-name="ce9" office:value-type="string" calcext:value-type="string">
            <text:p>1,2,3,4,5,6,7,8</text:p>
          </table:table-cell>
          <table:table-cell table:style-name="ce9" office:value-type="string" calcext:value-type="string">
            <text:p>Employed, Unemployed, Student, Stay-at-home parent, Rehabilitation / disabled, Military, Other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inanc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How well would you say your family is managing financially these days.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Living comfortably, Doing alright, Getting by, Finding it quite difficult, Finding it very difficult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FAS_scor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mily Affluence Scale (FAS II) continuous</text:p>
          </table:table-cell>
          <table:table-cell table:style-name="ce9" table:number-columns-repeated="4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ga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mbination of the three previous variables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weeks</text:p>
          </table:table-cell>
          <table:table-cell table:style-name="ce9" office:value-type="string" calcext:value-type="string">
            <text:p>Gestational age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h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l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length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table:style-name="ce9" office:value-type="string" calcext:value-type="string">
            <text:p>e3_alcpreg_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lcool during pregnanc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Glasses / week</text:p>
          </table:table-cell>
          <table:table-cell table:style-name="ce9" office:value-type="string" calcext:value-type="string">
            <text:p>Covariates pregnancy</text:p>
          </table:table-cell>
          <table:table-cell table:style-name="ce9" office:value-type="string" calcext:value-type="string">
            <text:p>Pregnancy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mea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ish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ish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veg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egetables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rui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rui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dairy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airy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legume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gume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cereal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ereal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astfood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st food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marital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iving with the father, Living alone, Other situation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se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ocioeconomic status parents</text:p>
          </table:table-cell>
          <table:table-cell office:value-type="string" calcext:value-type="string">
            <text:p>1,2,3</text:p>
          </table:table-cell>
          <table:table-cell table:style-name="ce9" office:value-type="string" calcext:value-type="string">
            <text:p>Low income, Medium income, High incom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pc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ow, Middle, High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yn_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active smoking during pregnancy 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1st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2n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3r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psmokany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passive smoking during pregnancy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4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4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8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8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6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6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1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1 year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2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2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3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3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4_5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4-5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7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7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8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8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table:style-name="ce9" office:value-type="string" calcext:value-type="string">
            <text:p>hs_neuro_diag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Any previous child neuropsychological diagnosi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, Yes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psycholog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as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d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o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u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hg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pb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se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zn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as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d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u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hg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b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e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zn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eth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i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iso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n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n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bz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 benz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h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-5-hydroxy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o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-5-oxo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cp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 5-carboxypen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umDEHPm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um of DEHP metabolites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h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hydroxy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o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oxo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et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r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rop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sphenol A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u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-But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b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Oxybenzo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trcs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Triclosa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Raw data sent by the laboratory - values below LOD not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tinin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tini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Cotinine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reatinine_m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reatinine 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G / L</text:p>
          </table:table-cell>
          <table:table-cell table:number-columns-repeated="2" table:style-name="ce9" office:value-type="string" calcext:value-type="string">
            <text:p>Creatinine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table:style-name="ce9" office:value-type="string" calcext:value-type="string">
            <text:p>e3_edu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Fa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table:style-name="ce9" office:value-type="string" calcext:value-type="string">
            <text:p>hs_qual_tes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Quality of the testing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rmal, Some problems, Not usable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table:style-name="ce9" office:value-type="string" calcext:value-type="string">
            <text:p>hs_date_neu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Date of test</text:p>
          </table:table-cell>
          <table:table-cell table:style-name="ce9" table:number-columns-repeated="3"/>
          <table:table-cell table:style-name="ce9" office:value-type="string" calcext:value-type="string">
            <text:p>dd/mm/yyyy</text:p>
          </table:table-cell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table:style-name="ce9" office:value-type="string" calcext:value-type="string">
            <text:p>hs_sex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’s sex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Male, Female</text:p>
          </table:table-cell>
          <table:table-cell table:style-name="ce9" table:number-columns-repeated="2"/>
          <table:table-cell table:style-name="ce9" office:value-type="string" calcext:value-type="string">
            <text:p>Test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table:style-name="ce9" office:value-type="string" calcext:value-type="string">
            <text:p>hs_dift_mealblood_imp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Imputed difference between blood time extraction and last meal time</text:p>
          </table:table-cell>
          <table:table-cell table:style-name="ce9" table:number-columns-repeated="5"/>
          <table:table-cell table:style-name="ce9" office:value-type="string" calcext:value-type="string">
            <text:p>sample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c_heigh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ight</text:p>
          </table:table-cell>
          <table:table-cell table:style-name="ce9" table:number-columns-repeated="3"/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c_weigh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eight</text:p>
          </table:table-cell>
          <table:table-cell table:style-name="ce9" table:number-columns-repeated="3"/>
          <table:table-cell table:style-name="ce9" office:value-type="string" calcext:value-type="string">
            <text:p>kg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wais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aist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midup_ar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id-upper arm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head_cir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 table:number-rows-repeated="1047587">
          <table:table-cell table:number-columns-repeated="11"/>
        </table:table-row>
        <table:table-row table:style-name="ro2" table:number-rows-repeated="86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2:43:06.507524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9f56dff12ba03b9acd7730a5a481eea045e468f3</meta:generator>
    <dc:date>2023-06-12T15:19:08.667542741</dc:date>
    <meta:editing-duration>P4DT16H33M34S</meta:editing-duration>
    <meta:editing-cycles>117</meta:editing-cycles>
    <meta:document-statistic meta:table-count="1" meta:cell-count="1073" meta:object-count="0"/>
  </office:meta>
</office:document-meta>
</file>